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Standard">
      <style:text-properties officeooo:rsid="001eeaa7" officeooo:paragraph-rsid="001eeaa7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24pt" officeooo:rsid="001eeaa7" officeooo:paragraph-rsid="001eeaa7" style:font-size-asian="24pt" style:font-size-complex="2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24pt" officeooo:rsid="00214023" officeooo:paragraph-rsid="00214023" style:font-size-asian="24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24pt" style:font-size-asian="24pt" style:font-size-complex="24pt"/>
    </style:style>
    <style:style style:name="P5" style:family="paragraph" style:parent-style-name="Standard">
      <style:text-properties fo:font-size="24pt" officeooo:rsid="001eeaa7" officeooo:paragraph-rsid="001eeaa7" style:font-size-asian="24pt" style:font-size-complex="24pt"/>
    </style:style>
    <style:style style:name="P6" style:family="paragraph" style:parent-style-name="Standard" style:list-style-name="L1">
      <style:text-properties fo:font-size="24pt" officeooo:paragraph-rsid="001eeaa7" style:font-size-asian="24pt" style:font-size-complex="24pt"/>
    </style:style>
    <style:style style:name="P7" style:family="paragraph" style:parent-style-name="Standard" style:list-style-name="L1">
      <style:text-properties fo:font-size="24pt" officeooo:rsid="00214023" officeooo:paragraph-rsid="00214023" style:font-size-asian="24pt" style:font-size-complex="24pt"/>
    </style:style>
    <style:style style:name="T1" style:family="text">
      <style:text-properties officeooo:rsid="00214023"/>
    </style:style>
    <style:style style:name="T2" style:family="text">
      <style:text-properties officeooo:rsid="001eeaa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Stand By Me</text:span> (<text:span text:style-name="T1">A</text:span>)</text:p>
      <text:p text:style-name="Text_20_body"/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Boucle</text:p>
          </table:table-cell>
          <table:table-cell table:style-name="Tableau1.B1" office:value-type="string">
            <text:p text:style-name="P3">A</text:p>
          </table:table-cell>
          <table:table-cell table:style-name="Tableau1.B1" office:value-type="string">
            <text:p text:style-name="P3">%</text:p>
          </table:table-cell>
          <table:table-cell table:style-name="Tableau1.B1" office:value-type="string">
            <text:p text:style-name="P2"><text:span text:style-name="T1">F#</text:span>-</text:p>
          </table:table-cell>
          <table:table-cell table:style-name="Tableau1.A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3">D</text:p>
          </table:table-cell>
          <table:table-cell table:style-name="Tableau1.B2" office:value-type="string">
            <text:p text:style-name="P4"><text:span text:style-name="T1">E</text:span></text:p>
          </table:table-cell>
          <table:table-cell table:style-name="Tableau1.B2" office:value-type="string">
            <text:p text:style-name="P2">A</text:p>
          </table:table-cell>
          <table:table-cell table:style-name="Tableau1.A2" office:value-type="string">
            <text:p text:style-name="P4">%</text:p>
          </table:table-cell>
        </table:table-row>
      </table:table>
      <text:p text:style-name="P1"/>
      <text:p text:style-name="P5"/>
      <text:list text:style-name="L1">
        <text:list-item>
          <text:p text:style-name="P6"><text:span text:style-name="T2">Intro : 2 boucles</text:span></text:p>
        </text:list-item>
        <text:list-item>
          <text:p text:style-name="P7">3 fois couplet + refrain</text:p>
        </text:list-item>
        <text:list-item>
          <text:p text:style-name="P7">interlude</text:p>
        </text:list-item>
        <text:list-item>
          <text:p text:style-name="P7">couplet + refrain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2:01:56.012391782</meta:creation-date>
    <dc:date>2025-10-21T12:16:24.914740116</dc:date>
    <meta:editing-duration>PT14M28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14" meta:word-count="30" meta:character-count="102" meta:non-whitespace-character-count="90"/>
  </office:meta>
</office:document-meta>
</file>